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40000012BE07AD6CB.png" manifest:media-type="image/png"/>
  <manifest:file-entry manifest:full-path="Pictures/10000000000001A40000012B25AEA6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2289" officeooo:paragraph-rsid="000b22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7874in" svg:y="1.5752in" svg:width="9.6972in" svg:height="6.9043in" draw:z-index="0" draw:transform="translate (-4.06122047244095in -5.02736220472441in) rotate (4.71238898038469) translate (4.06122047244095in 5.02736220472441in)"><draw:image xlink:href="Pictures/10000000000001A40000012BE07AD6CB.png" xlink:type="simple" xlink:show="embed" xlink:actuate="onLoad" draw:mime-type="image/png"/></draw:frame></text:p>
      <text:p text:style-name="P1">]</text:p>
      <text:p text:style-name="P1"><text:soft-page-break/></text:p>
      <text:p text:style-name="P1"><draw:frame draw:style-name="fr1" draw:name="Image2" text:anchor-type="char" svg:x="-0.7874in" svg:y="1.5957in" svg:width="8.5016in" svg:height="6.0528in" draw:z-index="1" draw:transform="translate (-3.46338582677165in -4.62204724409449in) rotate (4.71238898038469) translate (3.46338582677165in 4.62204724409449in)"><draw:image xlink:href="Pictures/10000000000001A40000012B25AEA6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1T13:15:40.774000000</meta:creation-date>
    <dc:date>2025-03-01T13:21:13.089000000</dc:date>
    <meta:editing-duration>PT5M33S</meta:editing-duration>
    <meta:editing-cycles>1</meta:editing-cycles>
    <meta:document-statistic meta:table-count="0" meta:image-count="2" meta:object-count="0" meta:page-count="2" meta:paragraph-count="1" meta:word-count="1" meta:character-count="1" meta:non-whitespace-character-count="1"/>
    <meta:generator>LibreOffice/24.8.5.2$Windows_X86_64 LibreOffice_project/fddf2685c70b461e7832239a0162a77216259f22</meta:generator>
  </office:meta>
</office:document-meta>
</file>